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6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angle_r_e_f_1</text:p>
          </table:table-cell>
          <table:table-cell office:value-type="string" calcext:value-type="string">
            <text:p>zmp_r_e_f_1</text:p>
          </table:table-cell>
          <table:table-cell office:value-type="string" calcext:value-type="string">
            <text:p>zmp_f_t_1</text:p>
          </table:table-cell>
          <table:table-cell office:value-type="string" calcext:value-type="string">
            <text:p>angle_r_e_f_2</text:p>
          </table:table-cell>
          <table:table-cell office:value-type="string" calcext:value-type="string">
            <text:p>zmp_r_e_f_2</text:p>
          </table:table-cell>
          <table:table-cell office:value-type="string" calcext:value-type="string">
            <text:p>zmp_f_t_2</text:p>
          </table:table-cell>
          <table:table-cell office:value-type="string" calcext:value-type="string">
            <text:p>angle_r_e_f_3</text:p>
          </table:table-cell>
          <table:table-cell office:value-type="string" calcext:value-type="string">
            <text:p>zmp_r_e_f_3</text:p>
          </table:table-cell>
          <table:table-cell office:value-type="string" calcext:value-type="string">
            <text:p>zmp_f_t_3</text:p>
          </table:table-cell>
          <table:table-cell office:value-type="string" calcext:value-type="string">
            <text:p>angle_r_e_f_4</text:p>
          </table:table-cell>
          <table:table-cell office:value-type="string" calcext:value-type="string">
            <text:p>zmp_r_e_f_4</text:p>
          </table:table-cell>
          <table:table-cell office:value-type="string" calcext:value-type="string">
            <text:p>zmp_f_t_4</text:p>
          </table:table-cell>
          <table:table-cell office:value-type="string" calcext:value-type="string">
            <text:p>angle_r_e_f_5</text:p>
          </table:table-cell>
          <table:table-cell office:value-type="string" calcext:value-type="string">
            <text:p>zmp_r_e_f_5</text:p>
          </table:table-cell>
          <table:table-cell office:value-type="string" calcext:value-type="string">
            <text:p>zmp_f_t_5</text:p>
          </table:table-cell>
          <table:table-cell office:value-type="string" calcext:value-type="string">
            <text:p>angle_r_e_f_6</text:p>
          </table:table-cell>
          <table:table-cell office:value-type="string" calcext:value-type="string">
            <text:p>zmp_r_e_f_6</text:p>
          </table:table-cell>
          <table:table-cell office:value-type="string" calcext:value-type="string">
            <text:p>zmp_f_t_6</text:p>
          </table:table-cell>
          <table:table-cell office:value-type="string" calcext:value-type="string">
            <text:p>angle_r_e_f_7</text:p>
          </table:table-cell>
          <table:table-cell office:value-type="string" calcext:value-type="string">
            <text:p>zmp_r_e_f_7</text:p>
          </table:table-cell>
          <table:table-cell office:value-type="string" calcext:value-type="string">
            <text:p>zmp_f_t_7</text:p>
          </table:table-cell>
          <table:table-cell office:value-type="string" calcext:value-type="string">
            <text:p>angle_r_e_f_8</text:p>
          </table:table-cell>
          <table:table-cell office:value-type="string" calcext:value-type="string">
            <text:p>zmp_r_e_f_8</text:p>
          </table:table-cell>
          <table:table-cell office:value-type="string" calcext:value-type="string">
            <text:p>zmp_f_t_8</text:p>
          </table:table-cell>
          <table:table-cell office:value-type="string" calcext:value-type="string">
            <text:p>angle_r_e_f_9</text:p>
          </table:table-cell>
          <table:table-cell office:value-type="string" calcext:value-type="string">
            <text:p>zmp_r_e_f_9</text:p>
          </table:table-cell>
          <table:table-cell office:value-type="string" calcext:value-type="string">
            <text:p>zmp_f_t_9</text:p>
          </table:table-cell>
          <table:table-cell office:value-type="string" calcext:value-type="string">
            <text:p>angle_r_e_f_1_0</text:p>
          </table:table-cell>
          <table:table-cell office:value-type="string" calcext:value-type="string">
            <text:p>zmp_r_e_f_1_0</text:p>
          </table:table-cell>
          <table:table-cell office:value-type="string" calcext:value-type="string">
            <text:p>zmp_f_t_1_0</text:p>
          </table:table-cell>
        </table:table-row>
        <table:table-row table:style-name="ro1">
          <table:table-cell office:value-type="float" office:value="15.66" calcext:value-type="float">
            <text:p>15.66</text:p>
          </table:table-cell>
          <table:table-cell office:value-type="float" office:value="501" calcext:value-type="float">
            <text:p>50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72271" calcext:value-type="float">
            <text:p>0.0107227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9302" calcext:value-type="float">
            <text:p>0.0219930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98287" calcext:value-type="float">
            <text:p>0.0339828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46076" calcext:value-type="float">
            <text:p>0.0454607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61681" calcext:value-type="float">
            <text:p>0.0526168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204532" calcext:value-type="float">
            <text:p>0.0620453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303336" calcext:value-type="float">
            <text:p>0.0730333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12229" calcext:value-type="float">
            <text:p>0.0801222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70559" calcext:value-type="float">
            <text:p>0.0947055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657756" calcext:value-type="float">
            <text:p>0.10657756</text:p>
          </table:table-cell>
        </table:table-row>
        <table:table-row table:style-name="ro1">
          <table:table-cell office:value-type="float" office:value="15.69" calcext:value-type="float">
            <text:p>15.69</text:p>
          </table:table-cell>
          <table:table-cell office:value-type="float" office:value="502" calcext:value-type="float">
            <text:p>50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67738" calcext:value-type="float">
            <text:p>0.0106773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5233" calcext:value-type="float">
            <text:p>0.0220523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400472" calcext:value-type="float">
            <text:p>0.0340047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38158" calcext:value-type="float">
            <text:p>0.0453815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21107" calcext:value-type="float">
            <text:p>0.0522110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76728" calcext:value-type="float">
            <text:p>0.0617672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303863" calcext:value-type="float">
            <text:p>0.0730386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7997442" calcext:value-type="float">
            <text:p>0.0799744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45584" calcext:value-type="float">
            <text:p>0.0954558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651192" calcext:value-type="float">
            <text:p>0.10651192</text:p>
          </table:table-cell>
        </table:table-row>
        <table:table-row table:style-name="ro1">
          <table:table-cell office:value-type="float" office:value="15.71" calcext:value-type="float">
            <text:p>15.71</text:p>
          </table:table-cell>
          <table:table-cell office:value-type="float" office:value="503" calcext:value-type="float">
            <text:p>50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71547" calcext:value-type="float">
            <text:p>0.0107154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7648" calcext:value-type="float">
            <text:p>0.0219764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87572" calcext:value-type="float">
            <text:p>0.0338757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07285" calcext:value-type="float">
            <text:p>0.0450728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08616" calcext:value-type="float">
            <text:p>0.0520861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82741" calcext:value-type="float">
            <text:p>0.0618274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73026" calcext:value-type="float">
            <text:p>0.0727302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09181" calcext:value-type="float">
            <text:p>0.0800918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70871" calcext:value-type="float">
            <text:p>0.0957087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645431" calcext:value-type="float">
            <text:p>0.10645431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504" calcext:value-type="float">
            <text:p>50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70504" calcext:value-type="float">
            <text:p>0.0107050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87062" calcext:value-type="float">
            <text:p>0.0218706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82399" calcext:value-type="float">
            <text:p>0.0338239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02029" calcext:value-type="float">
            <text:p>0.0450202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79001" calcext:value-type="float">
            <text:p>0.0517900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4154" calcext:value-type="float">
            <text:p>0.061415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53038" calcext:value-type="float">
            <text:p>0.0725303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21826" calcext:value-type="float">
            <text:p>0.0802182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42091" calcext:value-type="float">
            <text:p>0.0964209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698293" calcext:value-type="float">
            <text:p>0.10698293</text:p>
          </table:table-cell>
        </table:table-row>
        <table:table-row table:style-name="ro1">
          <table:table-cell office:value-type="float" office:value="15.78" calcext:value-type="float">
            <text:p>15.78</text:p>
          </table:table-cell>
          <table:table-cell office:value-type="float" office:value="505" calcext:value-type="float">
            <text:p>50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75738" calcext:value-type="float">
            <text:p>0.0107573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80614" calcext:value-type="float">
            <text:p>0.0218061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71636" calcext:value-type="float">
            <text:p>0.0337163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6011" calcext:value-type="float">
            <text:p>0.044601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49268" calcext:value-type="float">
            <text:p>0.0514926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6097" calcext:value-type="float">
            <text:p>0.0611609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4687" calcext:value-type="float">
            <text:p>0.0718468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78989" calcext:value-type="float">
            <text:p>0.0807898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68721" calcext:value-type="float">
            <text:p>0.0966872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21323" calcext:value-type="float">
            <text:p>0.10721323</text:p>
          </table:table-cell>
        </table:table-row>
        <table:table-row table:style-name="ro1">
          <table:table-cell office:value-type="float" office:value="15.81" calcext:value-type="float">
            <text:p>15.81</text:p>
          </table:table-cell>
          <table:table-cell office:value-type="float" office:value="506" calcext:value-type="float">
            <text:p>50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87578" calcext:value-type="float">
            <text:p>0.0108757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76639" calcext:value-type="float">
            <text:p>0.0217663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53818" calcext:value-type="float">
            <text:p>0.0335381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32072" calcext:value-type="float">
            <text:p>0.0443207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40262" calcext:value-type="float">
            <text:p>0.0514026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7773" calcext:value-type="float">
            <text:p>0.0609777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39896" calcext:value-type="float">
            <text:p>0.0713989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96943" calcext:value-type="float">
            <text:p>0.0809694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06356" calcext:value-type="float">
            <text:p>0.0970635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17453" calcext:value-type="float">
            <text:p>0.10817453</text:p>
          </table:table-cell>
        </table:table-row>
        <table:table-row table:style-name="ro1">
          <table:table-cell office:value-type="float" office:value="15.83" calcext:value-type="float">
            <text:p>15.83</text:p>
          </table:table-cell>
          <table:table-cell office:value-type="float" office:value="507" calcext:value-type="float">
            <text:p>50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89246" calcext:value-type="float">
            <text:p>0.0108924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75887" calcext:value-type="float">
            <text:p>0.0217588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7751" calcext:value-type="float">
            <text:p>0.0332775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99699" calcext:value-type="float">
            <text:p>0.0439969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2756" calcext:value-type="float">
            <text:p>0.051275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0394" calcext:value-type="float">
            <text:p>0.0609039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05262" calcext:value-type="float">
            <text:p>0.0710526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36283" calcext:value-type="float">
            <text:p>0.0813628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31108" calcext:value-type="float">
            <text:p>0.0973110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42261" calcext:value-type="float">
            <text:p>0.10842261</text:p>
          </table:table-cell>
        </table:table-row>
        <table:table-row table:style-name="ro1">
          <table:table-cell office:value-type="float" office:value="15.87" calcext:value-type="float">
            <text:p>15.87</text:p>
          </table:table-cell>
          <table:table-cell office:value-type="float" office:value="508" calcext:value-type="float">
            <text:p>50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9168" calcext:value-type="float">
            <text:p>0.0110916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85878" calcext:value-type="float">
            <text:p>0.0218587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93152" calcext:value-type="float">
            <text:p>0.0329315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11953" calcext:value-type="float">
            <text:p>0.0441195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5592" calcext:value-type="float">
            <text:p>0.051559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52938" calcext:value-type="float">
            <text:p>0.0605293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66736" calcext:value-type="float">
            <text:p>0.0706673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69805" calcext:value-type="float">
            <text:p>0.08169805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708979" calcext:value-type="float">
            <text:p>0.0970897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16504" calcext:value-type="float">
            <text:p>0.10916504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509" calcext:value-type="float">
            <text:p>50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0003" calcext:value-type="float">
            <text:p>0.0111000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8321" calcext:value-type="float">
            <text:p>0.021832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71551" calcext:value-type="float">
            <text:p>0.0327155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72339" calcext:value-type="float">
            <text:p>0.0437233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35214" calcext:value-type="float">
            <text:p>0.0513521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50563" calcext:value-type="float">
            <text:p>0.0605056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77345" calcext:value-type="float">
            <text:p>0.0707734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67211" calcext:value-type="float">
            <text:p>0.0816721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97757" calcext:value-type="float">
            <text:p>0.0969775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75553" calcext:value-type="float">
            <text:p>0.10975553</text:p>
          </table:table-cell>
        </table:table-row>
        <table:table-row table:style-name="ro1">
          <table:table-cell office:value-type="float" office:value="15.92" calcext:value-type="float">
            <text:p>15.92</text:p>
          </table:table-cell>
          <table:table-cell office:value-type="float" office:value="510" calcext:value-type="float">
            <text:p>51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4336" calcext:value-type="float">
            <text:p>0.0112433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85481" calcext:value-type="float">
            <text:p>0.0218548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46407" calcext:value-type="float">
            <text:p>0.0324640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74778" calcext:value-type="float">
            <text:p>0.0437477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0151" calcext:value-type="float">
            <text:p>0.052015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32721" calcext:value-type="float">
            <text:p>0.0603272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67265" calcext:value-type="float">
            <text:p>0.0706726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213446" calcext:value-type="float">
            <text:p>0.0821344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2852" calcext:value-type="float">
            <text:p>0.096285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03472" calcext:value-type="float">
            <text:p>0.1103472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511" calcext:value-type="float">
            <text:p>51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7005" calcext:value-type="float">
            <text:p>0.0112700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4643" calcext:value-type="float">
            <text:p>0.0220464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29808" calcext:value-type="float">
            <text:p>0.0322980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58717" calcext:value-type="float">
            <text:p>0.0435871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07126" calcext:value-type="float">
            <text:p>0.0520712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46102" calcext:value-type="float">
            <text:p>0.0604610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51884" calcext:value-type="float">
            <text:p>0.0705188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97682" calcext:value-type="float">
            <text:p>0.0819768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47753" calcext:value-type="float">
            <text:p>0.0964775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02645" calcext:value-type="float">
            <text:p>0.1102645</text:p>
          </table:table-cell>
        </table:table-row>
        <table:table-row table:style-name="ro1">
          <table:table-cell office:value-type="float" office:value="15.99" calcext:value-type="float">
            <text:p>15.99</text:p>
          </table:table-cell>
          <table:table-cell office:value-type="float" office:value="512" calcext:value-type="float">
            <text:p>51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6754" calcext:value-type="float">
            <text:p>0.0112675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1358" calcext:value-type="float">
            <text:p>0.0220135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17371" calcext:value-type="float">
            <text:p>0.0321737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67152" calcext:value-type="float">
            <text:p>0.0436715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69202" calcext:value-type="float">
            <text:p>0.0526920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56282" calcext:value-type="float">
            <text:p>0.0605628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75359" calcext:value-type="float">
            <text:p>0.0707535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77802" calcext:value-type="float">
            <text:p>0.0817780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58674" calcext:value-type="float">
            <text:p>0.0955867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038178" calcext:value-type="float">
            <text:p>0.11038178</text:p>
          </table:table-cell>
        </table:table-row>
        <table:table-row table:style-name="ro1">
          <table:table-cell office:value-type="float" office:value="16.02" calcext:value-type="float">
            <text:p>16.02</text:p>
          </table:table-cell>
          <table:table-cell office:value-type="float" office:value="513" calcext:value-type="float">
            <text:p>51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34636" calcext:value-type="float">
            <text:p>0.0113463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1615" calcext:value-type="float">
            <text:p>0.0221161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09186" calcext:value-type="float">
            <text:p>0.0320918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61255" calcext:value-type="float">
            <text:p>0.0436125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0279" calcext:value-type="float">
            <text:p>0.053027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71965" calcext:value-type="float">
            <text:p>0.0607196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91228" calcext:value-type="float">
            <text:p>0.0709122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48644" calcext:value-type="float">
            <text:p>0.0814864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29754" calcext:value-type="float">
            <text:p>0.0952975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030994" calcext:value-type="float">
            <text:p>0.11030994</text:p>
          </table:table-cell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514" calcext:value-type="float">
            <text:p>51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40688" calcext:value-type="float">
            <text:p>0.0114068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7028" calcext:value-type="float">
            <text:p>0.0221702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99574" calcext:value-type="float">
            <text:p>0.0319957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47618" calcext:value-type="float">
            <text:p>0.0434761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53017" calcext:value-type="float">
            <text:p>0.0535301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6119" calcext:value-type="float">
            <text:p>0.0609611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26053" calcext:value-type="float">
            <text:p>0.0712605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35472" calcext:value-type="float">
            <text:p>0.0813547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69855" calcext:value-type="float">
            <text:p>0.0946985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015931" calcext:value-type="float">
            <text:p>0.11015931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515" calcext:value-type="float">
            <text:p>51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40981" calcext:value-type="float">
            <text:p>0.0114098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9444" calcext:value-type="float">
            <text:p>0.0222944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96718" calcext:value-type="float">
            <text:p>0.0319671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29666" calcext:value-type="float">
            <text:p>0.0432966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7523" calcext:value-type="float">
            <text:p>0.053752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6673" calcext:value-type="float">
            <text:p>0.0611667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4618" calcext:value-type="float">
            <text:p>0.071461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82633" calcext:value-type="float">
            <text:p>0.0808263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76124" calcext:value-type="float">
            <text:p>0.0947612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73674" calcext:value-type="float">
            <text:p>0.10973674</text:p>
          </table:table-cell>
        </table:table-row>
        <table:table-row table:style-name="ro1">
          <table:table-cell office:value-type="float" office:value="16.12" calcext:value-type="float">
            <text:p>16.12</text:p>
          </table:table-cell>
          <table:table-cell office:value-type="float" office:value="516" calcext:value-type="float">
            <text:p>51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9934" calcext:value-type="float">
            <text:p>0.0112993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32645" calcext:value-type="float">
            <text:p>0.0223264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06188" calcext:value-type="float">
            <text:p>0.0320618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3346" calcext:value-type="float">
            <text:p>0.043334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26659" calcext:value-type="float">
            <text:p>0.0542665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61968" calcext:value-type="float">
            <text:p>0.0616196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75308" calcext:value-type="float">
            <text:p>0.0717530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50693" calcext:value-type="float">
            <text:p>0.0805069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49287" calcext:value-type="float">
            <text:p>0.0944928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2796" calcext:value-type="float">
            <text:p>0.1092796</text:p>
          </table:table-cell>
        </table:table-row>
        <table:table-row table:style-name="ro1">
          <table:table-cell office:value-type="float" office:value="16.14" calcext:value-type="float">
            <text:p>16.14</text:p>
          </table:table-cell>
          <table:table-cell office:value-type="float" office:value="517" calcext:value-type="float">
            <text:p>51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3857" calcext:value-type="float">
            <text:p>0.011385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35804" calcext:value-type="float">
            <text:p>0.0223580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16062" calcext:value-type="float">
            <text:p>0.0321606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34144" calcext:value-type="float">
            <text:p>0.0433414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3342" calcext:value-type="float">
            <text:p>0.054334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4357" calcext:value-type="float">
            <text:p>0.061435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09245" calcext:value-type="float">
            <text:p>0.0720924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26927" calcext:value-type="float">
            <text:p>0.0802692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30721" calcext:value-type="float">
            <text:p>0.0943072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51564" calcext:value-type="float">
            <text:p>0.10851564</text:p>
          </table:table-cell>
        </table:table-row>
        <table:table-row table:style-name="ro1">
          <table:table-cell office:value-type="float" office:value="16.17" calcext:value-type="float">
            <text:p>16.17</text:p>
          </table:table-cell>
          <table:table-cell office:value-type="float" office:value="518" calcext:value-type="float">
            <text:p>51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9671" calcext:value-type="float">
            <text:p>0.0112967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32482" calcext:value-type="float">
            <text:p>0.0223248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37791" calcext:value-type="float">
            <text:p>0.0323779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29961" calcext:value-type="float">
            <text:p>0.0432996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48738" calcext:value-type="float">
            <text:p>0.0544873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70461" calcext:value-type="float">
            <text:p>0.0617046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07372" calcext:value-type="float">
            <text:p>0.0720737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05285" calcext:value-type="float">
            <text:p>0.08005285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70154" calcext:value-type="float">
            <text:p>0.0947015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94978" calcext:value-type="float">
            <text:p>0.10794978</text:p>
          </table:table-cell>
        </table:table-row>
        <table:table-row table:style-name="ro1">
          <table:table-cell office:value-type="float" office:value="16.21" calcext:value-type="float">
            <text:p>16.21</text:p>
          </table:table-cell>
          <table:table-cell office:value-type="float" office:value="519" calcext:value-type="float">
            <text:p>51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2126" calcext:value-type="float">
            <text:p>0.0112212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35688" calcext:value-type="float">
            <text:p>0.0223568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5462" calcext:value-type="float">
            <text:p>0.032546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24733" calcext:value-type="float">
            <text:p>0.0432473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21749" calcext:value-type="float">
            <text:p>0.0542174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73927" calcext:value-type="float">
            <text:p>0.0617392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16581" calcext:value-type="float">
            <text:p>0.0721658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00281" calcext:value-type="float">
            <text:p>0.0800028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0969" calcext:value-type="float">
            <text:p>0.095096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45282" calcext:value-type="float">
            <text:p>0.10745282</text:p>
          </table:table-cell>
        </table:table-row>
        <table:table-row table:style-name="ro1">
          <table:table-cell office:value-type="float" office:value="16.23" calcext:value-type="float">
            <text:p>16.23</text:p>
          </table:table-cell>
          <table:table-cell office:value-type="float" office:value="520" calcext:value-type="float">
            <text:p>52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4462" calcext:value-type="float">
            <text:p>0.0112446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45735" calcext:value-type="float">
            <text:p>0.0224573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68494" calcext:value-type="float">
            <text:p>0.0326849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12224" calcext:value-type="float">
            <text:p>0.0431222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408021" calcext:value-type="float">
            <text:p>0.0540802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60878" calcext:value-type="float">
            <text:p>0.0616087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18874" calcext:value-type="float">
            <text:p>0.0721887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03752" calcext:value-type="float">
            <text:p>0.0800375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83647" calcext:value-type="float">
            <text:p>0.0958364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03623" calcext:value-type="float">
            <text:p>0.10703623</text:p>
          </table:table-cell>
        </table:table-row>
        <table:table-row table:style-name="ro1">
          <table:table-cell office:value-type="float" office:value="16.26" calcext:value-type="float">
            <text:p>16.26</text:p>
          </table:table-cell>
          <table:table-cell office:value-type="float" office:value="521" calcext:value-type="float">
            <text:p>52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4431" calcext:value-type="float">
            <text:p>0.0111443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34982" calcext:value-type="float">
            <text:p>0.0223498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82586" calcext:value-type="float">
            <text:p>0.0328258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42902" calcext:value-type="float">
            <text:p>0.0434290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89289" calcext:value-type="float">
            <text:p>0.0538928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59039" calcext:value-type="float">
            <text:p>0.0615903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20558" calcext:value-type="float">
            <text:p>0.0722055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09433" calcext:value-type="float">
            <text:p>0.0800943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2185" calcext:value-type="float">
            <text:p>0.096218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699339" calcext:value-type="float">
            <text:p>0.10699339</text:p>
          </table:table-cell>
        </table:table-row>
        <table:table-row table:style-name="ro1">
          <table:table-cell office:value-type="float" office:value="16.29" calcext:value-type="float">
            <text:p>16.29</text:p>
          </table:table-cell>
          <table:table-cell office:value-type="float" office:value="522" calcext:value-type="float">
            <text:p>52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4625" calcext:value-type="float">
            <text:p>0.0110462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2146" calcext:value-type="float">
            <text:p>0.0222214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03087" calcext:value-type="float">
            <text:p>0.0330308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40165" calcext:value-type="float">
            <text:p>0.0434016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4706" calcext:value-type="float">
            <text:p>0.053470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43924" calcext:value-type="float">
            <text:p>0.0614392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13305" calcext:value-type="float">
            <text:p>0.0721330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34714" calcext:value-type="float">
            <text:p>0.0803471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43783" calcext:value-type="float">
            <text:p>0.0964378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678586" calcext:value-type="float">
            <text:p>0.10678586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523" calcext:value-type="float">
            <text:p>52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0541" calcext:value-type="float">
            <text:p>0.0111054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383" calcext:value-type="float">
            <text:p>0.022238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18885" calcext:value-type="float">
            <text:p>0.0331888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64599" calcext:value-type="float">
            <text:p>0.0436459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31235" calcext:value-type="float">
            <text:p>0.0533123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28854" calcext:value-type="float">
            <text:p>0.0612885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94971" calcext:value-type="float">
            <text:p>0.0719497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69085" calcext:value-type="float">
            <text:p>0.08069085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74354" calcext:value-type="float">
            <text:p>0.0967435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06694" calcext:value-type="float">
            <text:p>0.10706694</text:p>
          </table:table-cell>
        </table:table-row>
        <table:table-row table:style-name="ro1">
          <table:table-cell office:value-type="float" office:value="16.35" calcext:value-type="float">
            <text:p>16.35</text:p>
          </table:table-cell>
          <table:table-cell office:value-type="float" office:value="524" calcext:value-type="float">
            <text:p>52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3934" calcext:value-type="float">
            <text:p>0.0110393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6596" calcext:value-type="float">
            <text:p>0.0221659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6757" calcext:value-type="float">
            <text:p>0.0332675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61722" calcext:value-type="float">
            <text:p>0.0436172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67549" calcext:value-type="float">
            <text:p>0.0526754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1288" calcext:value-type="float">
            <text:p>0.0611128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62175" calcext:value-type="float">
            <text:p>0.0716217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866" calcext:value-type="float">
            <text:p>0.08086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65448" calcext:value-type="float">
            <text:p>0.0966544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33506" calcext:value-type="float">
            <text:p>0.10733506</text:p>
          </table:table-cell>
        </table:table-row>
        <table:table-row table:style-name="ro1">
          <table:table-cell office:value-type="float" office:value="16.38" calcext:value-type="float">
            <text:p>16.38</text:p>
          </table:table-cell>
          <table:table-cell office:value-type="float" office:value="525" calcext:value-type="float">
            <text:p>52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2692" calcext:value-type="float">
            <text:p>0.0110269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0791" calcext:value-type="float">
            <text:p>0.0221079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34587" calcext:value-type="float">
            <text:p>0.0333458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03585" calcext:value-type="float">
            <text:p>0.0440358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50678" calcext:value-type="float">
            <text:p>0.0525067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1222" calcext:value-type="float">
            <text:p>0.0610122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3873" calcext:value-type="float">
            <text:p>0.071387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33472" calcext:value-type="float">
            <text:p>0.0813347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70264" calcext:value-type="float">
            <text:p>0.0967026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0898" calcext:value-type="float">
            <text:p>0.1080898</text:p>
          </table:table-cell>
        </table:table-row>
        <table:table-row table:style-name="ro1">
          <table:table-cell office:value-type="float" office:value="16.42" calcext:value-type="float">
            <text:p>16.42</text:p>
          </table:table-cell>
          <table:table-cell office:value-type="float" office:value="526" calcext:value-type="float">
            <text:p>52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3188" calcext:value-type="float">
            <text:p>0.0109318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4895" calcext:value-type="float">
            <text:p>0.0220489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41766" calcext:value-type="float">
            <text:p>0.0334176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271" calcext:value-type="float">
            <text:p>0.04427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15326" calcext:value-type="float">
            <text:p>0.0521532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8148" calcext:value-type="float">
            <text:p>0.060814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2982" calcext:value-type="float">
            <text:p>0.071298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6177" calcext:value-type="float">
            <text:p>0.081617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33092" calcext:value-type="float">
            <text:p>0.0963309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29747" calcext:value-type="float">
            <text:p>0.10829747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527" calcext:value-type="float">
            <text:p>52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3748" calcext:value-type="float">
            <text:p>0.0110374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6792" calcext:value-type="float">
            <text:p>0.0219679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9779" calcext:value-type="float">
            <text:p>0.0332977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47271" calcext:value-type="float">
            <text:p>0.0444727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97383" calcext:value-type="float">
            <text:p>0.0519738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8132" calcext:value-type="float">
            <text:p>0.060813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3667" calcext:value-type="float">
            <text:p>0.071366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90192" calcext:value-type="float">
            <text:p>0.0819019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19782" calcext:value-type="float">
            <text:p>0.0961978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97456" calcext:value-type="float">
            <text:p>0.10897456</text:p>
          </table:table-cell>
        </table:table-row>
        <table:table-row table:style-name="ro1">
          <table:table-cell office:value-type="float" office:value="16.47" calcext:value-type="float">
            <text:p>16.47</text:p>
          </table:table-cell>
          <table:table-cell office:value-type="float" office:value="528" calcext:value-type="float">
            <text:p>52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4387" calcext:value-type="float">
            <text:p>0.0109438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8814" calcext:value-type="float">
            <text:p>0.021881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39366" calcext:value-type="float">
            <text:p>0.0333936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56196" calcext:value-type="float">
            <text:p>0.0445619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94034" calcext:value-type="float">
            <text:p>0.0519403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68914" calcext:value-type="float">
            <text:p>0.0606891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20436" calcext:value-type="float">
            <text:p>0.0712043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87453" calcext:value-type="float">
            <text:p>0.0818745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71015" calcext:value-type="float">
            <text:p>0.0957101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31328" calcext:value-type="float">
            <text:p>0.10931328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529" calcext:value-type="float">
            <text:p>52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8538" calcext:value-type="float">
            <text:p>0.0109853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2634" calcext:value-type="float">
            <text:p>0.0219263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44049" calcext:value-type="float">
            <text:p>0.0334404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8294" calcext:value-type="float">
            <text:p>0.044829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75797" calcext:value-type="float">
            <text:p>0.0517579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81202" calcext:value-type="float">
            <text:p>0.0608120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18287" calcext:value-type="float">
            <text:p>0.0711828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8927" calcext:value-type="float">
            <text:p>0.081892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45649" calcext:value-type="float">
            <text:p>0.0954564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83998" calcext:value-type="float">
            <text:p>0.10983998</text:p>
          </table:table-cell>
        </table:table-row>
        <table:table-row table:style-name="ro1">
          <table:table-cell office:value-type="float" office:value="16.53" calcext:value-type="float">
            <text:p>16.53</text:p>
          </table:table-cell>
          <table:table-cell office:value-type="float" office:value="530" calcext:value-type="float">
            <text:p>53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88658" calcext:value-type="float">
            <text:p>0.0108865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5453" calcext:value-type="float">
            <text:p>0.0219545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35253" calcext:value-type="float">
            <text:p>0.0333525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89486" calcext:value-type="float">
            <text:p>0.0448948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179689" calcext:value-type="float">
            <text:p>0.0517968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5324" calcext:value-type="float">
            <text:p>0.0609532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37088" calcext:value-type="float">
            <text:p>0.0713708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9096" calcext:value-type="float">
            <text:p>0.081909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19901" calcext:value-type="float">
            <text:p>0.0951990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76814" calcext:value-type="float">
            <text:p>0.10976814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531" calcext:value-type="float">
            <text:p>53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88086" calcext:value-type="float">
            <text:p>0.0108808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4386" calcext:value-type="float">
            <text:p>0.0219438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33067" calcext:value-type="float">
            <text:p>0.0333306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517012" calcext:value-type="float">
            <text:p>0.0451701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11668" calcext:value-type="float">
            <text:p>0.0521166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9656" calcext:value-type="float">
            <text:p>0.0610965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61867" calcext:value-type="float">
            <text:p>0.0716186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53263" calcext:value-type="float">
            <text:p>0.0815326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8751" calcext:value-type="float">
            <text:p>0.094875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02681" calcext:value-type="float">
            <text:p>0.1102681</text:p>
          </table:table-cell>
        </table:table-row>
        <table:table-row table:style-name="ro1">
          <table:table-cell office:value-type="float" office:value="16.59" calcext:value-type="float">
            <text:p>16.59</text:p>
          </table:table-cell>
          <table:table-cell office:value-type="float" office:value="532" calcext:value-type="float">
            <text:p>53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84447" calcext:value-type="float">
            <text:p>0.0108444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322" calcext:value-type="float">
            <text:p>0.021932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33354" calcext:value-type="float">
            <text:p>0.0333335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96481" calcext:value-type="float">
            <text:p>0.0449648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33271" calcext:value-type="float">
            <text:p>0.0523327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0498" calcext:value-type="float">
            <text:p>0.0610049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56215" calcext:value-type="float">
            <text:p>0.0715621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39233" calcext:value-type="float">
            <text:p>0.0813923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7114" calcext:value-type="float">
            <text:p>0.094711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100709" calcext:value-type="float">
            <text:p>0.1100709</text:p>
          </table:table-cell>
        </table:table-row>
        <table:table-row table:style-name="ro1">
          <table:table-cell office:value-type="float" office:value="16.63" calcext:value-type="float">
            <text:p>16.63</text:p>
          </table:table-cell>
          <table:table-cell office:value-type="float" office:value="533" calcext:value-type="float">
            <text:p>53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85334" calcext:value-type="float">
            <text:p>0.0108533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4004" calcext:value-type="float">
            <text:p>0.0219400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1257" calcext:value-type="float">
            <text:p>0.0332125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93693" calcext:value-type="float">
            <text:p>0.0449369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30732" calcext:value-type="float">
            <text:p>0.0523073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5938" calcext:value-type="float">
            <text:p>0.0610593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76274" calcext:value-type="float">
            <text:p>0.0717627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395" calcext:value-type="float">
            <text:p>0.0810395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77945" calcext:value-type="float">
            <text:p>0.0947794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55901" calcext:value-type="float">
            <text:p>0.10955901</text:p>
          </table:table-cell>
        </table:table-row>
        <table:table-row table:style-name="ro1">
          <table:table-cell office:value-type="float" office:value="16.65" calcext:value-type="float">
            <text:p>16.65</text:p>
          </table:table-cell>
          <table:table-cell office:value-type="float" office:value="534" calcext:value-type="float">
            <text:p>53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5615" calcext:value-type="float">
            <text:p>0.0109561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6608" calcext:value-type="float">
            <text:p>0.0220660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06688" calcext:value-type="float">
            <text:p>0.0330668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68266" calcext:value-type="float">
            <text:p>0.0446826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6102" calcext:value-type="float">
            <text:p>0.052610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6781" calcext:value-type="float">
            <text:p>0.0611678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71459" calcext:value-type="float">
            <text:p>0.0717145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87054" calcext:value-type="float">
            <text:p>0.0808705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73682" calcext:value-type="float">
            <text:p>0.0947368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19535" calcext:value-type="float">
            <text:p>0.10919535</text:p>
          </table:table-cell>
        </table:table-row>
        <table:table-row table:style-name="ro1">
          <table:table-cell office:value-type="float" office:value="16.69" calcext:value-type="float">
            <text:p>16.69</text:p>
          </table:table-cell>
          <table:table-cell office:value-type="float" office:value="535" calcext:value-type="float">
            <text:p>53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0802" calcext:value-type="float">
            <text:p>0.0109080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5844" calcext:value-type="float">
            <text:p>0.0221584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9239" calcext:value-type="float">
            <text:p>0.032923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3556" calcext:value-type="float">
            <text:p>0.044355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0052" calcext:value-type="float">
            <text:p>0.0528005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473" calcext:value-type="float">
            <text:p>0.061147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5441" calcext:value-type="float">
            <text:p>0.0718544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36488" calcext:value-type="float">
            <text:p>0.0803648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01521" calcext:value-type="float">
            <text:p>0.0950152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05711" calcext:value-type="float">
            <text:p>0.10905711</text:p>
          </table:table-cell>
        </table:table-row>
        <table:table-row table:style-name="ro1">
          <table:table-cell office:value-type="float" office:value="16.72" calcext:value-type="float">
            <text:p>16.72</text:p>
          </table:table-cell>
          <table:table-cell office:value-type="float" office:value="536" calcext:value-type="float">
            <text:p>53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2566" calcext:value-type="float">
            <text:p>0.0109256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382" calcext:value-type="float">
            <text:p>0.022238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81457" calcext:value-type="float">
            <text:p>0.0328145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09196" calcext:value-type="float">
            <text:p>0.0440919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6474" calcext:value-type="float">
            <text:p>0.0528647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4259" calcext:value-type="float">
            <text:p>0.0611425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65818" calcext:value-type="float">
            <text:p>0.0716581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11927" calcext:value-type="float">
            <text:p>0.0801192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08977" calcext:value-type="float">
            <text:p>0.0950897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66725" calcext:value-type="float">
            <text:p>0.10866725</text:p>
          </table:table-cell>
        </table:table-row>
        <table:table-row table:style-name="ro1">
          <table:table-cell office:value-type="float" office:value="16.77" calcext:value-type="float">
            <text:p>16.77</text:p>
          </table:table-cell>
          <table:table-cell office:value-type="float" office:value="537" calcext:value-type="float">
            <text:p>53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2674" calcext:value-type="float">
            <text:p>0.0109267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35105" calcext:value-type="float">
            <text:p>0.0223510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65534" calcext:value-type="float">
            <text:p>0.0326553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92851" calcext:value-type="float">
            <text:p>0.0439285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09091" calcext:value-type="float">
            <text:p>0.0530909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1895" calcext:value-type="float">
            <text:p>0.0611189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4918" calcext:value-type="float">
            <text:p>0.0718491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1102" calcext:value-type="float">
            <text:p>0.080110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29515" calcext:value-type="float">
            <text:p>0.0952951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10506" calcext:value-type="float">
            <text:p>0.10810506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538" calcext:value-type="float">
            <text:p>53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6853" calcext:value-type="float">
            <text:p>0.0109685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31823" calcext:value-type="float">
            <text:p>0.0223182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5138" calcext:value-type="float">
            <text:p>0.032513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6449" calcext:value-type="float">
            <text:p>0.043644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14071" calcext:value-type="float">
            <text:p>0.0531407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23151" calcext:value-type="float">
            <text:p>0.0612315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70893" calcext:value-type="float">
            <text:p>0.07170893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09507" calcext:value-type="float">
            <text:p>0.0800950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81815" calcext:value-type="float">
            <text:p>0.0958181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8102" calcext:value-type="float">
            <text:p>0.1078102</text:p>
          </table:table-cell>
        </table:table-row>
        <table:table-row table:style-name="ro1">
          <table:table-cell office:value-type="float" office:value="16.83" calcext:value-type="float">
            <text:p>16.83</text:p>
          </table:table-cell>
          <table:table-cell office:value-type="float" office:value="539" calcext:value-type="float">
            <text:p>53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7828" calcext:value-type="float">
            <text:p>0.0110782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37288" calcext:value-type="float">
            <text:p>0.0223728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43339" calcext:value-type="float">
            <text:p>0.0324333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52908" calcext:value-type="float">
            <text:p>0.0435290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06831" calcext:value-type="float">
            <text:p>0.0530683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9276" calcext:value-type="float">
            <text:p>0.0611927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47346" calcext:value-type="float">
            <text:p>0.0714734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35646" calcext:value-type="float">
            <text:p>0.0803564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27766" calcext:value-type="float">
            <text:p>0.0962776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58074" calcext:value-type="float">
            <text:p>0.10758074</text:p>
          </table:table-cell>
        </table:table-row>
        <table:table-row table:style-name="ro1">
          <table:table-cell office:value-type="float" office:value="16.86" calcext:value-type="float">
            <text:p>16.86</text:p>
          </table:table-cell>
          <table:table-cell office:value-type="float" office:value="540" calcext:value-type="float">
            <text:p>54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0884" calcext:value-type="float">
            <text:p>0.0111088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9474" calcext:value-type="float">
            <text:p>0.0222947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34372" calcext:value-type="float">
            <text:p>0.0323437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37318" calcext:value-type="float">
            <text:p>0.0433731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22344" calcext:value-type="float">
            <text:p>0.0532234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5586" calcext:value-type="float">
            <text:p>0.0610558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46744" calcext:value-type="float">
            <text:p>0.0714674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54171" calcext:value-type="float">
            <text:p>0.0805417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38529" calcext:value-type="float">
            <text:p>0.0963852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35199" calcext:value-type="float">
            <text:p>0.10735199</text:p>
          </table:table-cell>
        </table:table-row>
        <table:table-row table:style-name="ro1">
          <table:table-cell office:value-type="float" office:value="16.89" calcext:value-type="float">
            <text:p>16.89</text:p>
          </table:table-cell>
          <table:table-cell office:value-type="float" office:value="541" calcext:value-type="float">
            <text:p>54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243" calcext:value-type="float">
            <text:p>0.011224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5072" calcext:value-type="float">
            <text:p>0.0222507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28245" calcext:value-type="float">
            <text:p>0.0322824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41104" calcext:value-type="float">
            <text:p>0.0434110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24297" calcext:value-type="float">
            <text:p>0.0532429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7449" calcext:value-type="float">
            <text:p>0.0609744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41267" calcext:value-type="float">
            <text:p>0.0714126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71898" calcext:value-type="float">
            <text:p>0.0807189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58618" calcext:value-type="float">
            <text:p>0.0965861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45844" calcext:value-type="float">
            <text:p>0.10745844</text:p>
          </table:table-cell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542" calcext:value-type="float">
            <text:p>54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40144" calcext:value-type="float">
            <text:p>0.0114014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31374" calcext:value-type="float">
            <text:p>0.0223137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31774" calcext:value-type="float">
            <text:p>0.0323177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21247" calcext:value-type="float">
            <text:p>0.0432124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3594" calcext:value-type="float">
            <text:p>0.053359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1382" calcext:value-type="float">
            <text:p>0.0610138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39967" calcext:value-type="float">
            <text:p>0.0713996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0729" calcext:value-type="float">
            <text:p>0.0810072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59145" calcext:value-type="float">
            <text:p>0.0965914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6223" calcext:value-type="float">
            <text:p>0.1076223</text:p>
          </table:table-cell>
        </table:table-row>
        <table:table-row table:style-name="ro1">
          <table:table-cell office:value-type="float" office:value="16.98" calcext:value-type="float">
            <text:p>16.98</text:p>
          </table:table-cell>
          <table:table-cell office:value-type="float" office:value="543" calcext:value-type="float">
            <text:p>54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7421" calcext:value-type="float">
            <text:p>0.0112742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4075" calcext:value-type="float">
            <text:p>0.0222407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3228" calcext:value-type="float">
            <text:p>0.032322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38477" calcext:value-type="float">
            <text:p>0.0433847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29226" calcext:value-type="float">
            <text:p>0.0532922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9011" calcext:value-type="float">
            <text:p>0.0609901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24501" calcext:value-type="float">
            <text:p>0.0712450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5553" calcext:value-type="float">
            <text:p>0.081555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30387" calcext:value-type="float">
            <text:p>0.0963038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75812" calcext:value-type="float">
            <text:p>0.10775812</text:p>
          </table:table-cell>
        </table:table-row>
        <table:table-row table:style-name="ro1">
          <table:table-cell office:value-type="float" office:value="17.03" calcext:value-type="float">
            <text:p>17.03</text:p>
          </table:table-cell>
          <table:table-cell office:value-type="float" office:value="544" calcext:value-type="float">
            <text:p>54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5712" calcext:value-type="float">
            <text:p>0.0112571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3192" calcext:value-type="float">
            <text:p>0.0221319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43643" calcext:value-type="float">
            <text:p>0.0324364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39435" calcext:value-type="float">
            <text:p>0.0433943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3805" calcext:value-type="float">
            <text:p>0.053380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1342" calcext:value-type="float">
            <text:p>0.0610134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32581" calcext:value-type="float">
            <text:p>0.0713258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43147" calcext:value-type="float">
            <text:p>0.0814314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38961" calcext:value-type="float">
            <text:p>0.0963896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96061" calcext:value-type="float">
            <text:p>0.10796061</text:p>
          </table:table-cell>
        </table:table-row>
        <table:table-row table:style-name="ro1">
          <table:table-cell office:value-type="float" office:value="17.05" calcext:value-type="float">
            <text:p>17.05</text:p>
          </table:table-cell>
          <table:table-cell office:value-type="float" office:value="545" calcext:value-type="float">
            <text:p>54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6452" calcext:value-type="float">
            <text:p>0.0112645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0285" calcext:value-type="float">
            <text:p>0.0222028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31548" calcext:value-type="float">
            <text:p>0.0323154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44433" calcext:value-type="float">
            <text:p>0.0434443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32734" calcext:value-type="float">
            <text:p>0.0533273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3158" calcext:value-type="float">
            <text:p>0.0609315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61492" calcext:value-type="float">
            <text:p>0.0716149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60454" calcext:value-type="float">
            <text:p>0.0816045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0919" calcext:value-type="float">
            <text:p>0.096091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33682" calcext:value-type="float">
            <text:p>0.10833682</text:p>
          </table:table-cell>
        </table:table-row>
        <table:table-row table:style-name="ro1">
          <table:table-cell office:value-type="float" office:value="17.07" calcext:value-type="float">
            <text:p>17.07</text:p>
          </table:table-cell>
          <table:table-cell office:value-type="float" office:value="546" calcext:value-type="float">
            <text:p>54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33712" calcext:value-type="float">
            <text:p>0.0113371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8677" calcext:value-type="float">
            <text:p>0.0220867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63781" calcext:value-type="float">
            <text:p>0.0326378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60895" calcext:value-type="float">
            <text:p>0.0436089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41063" calcext:value-type="float">
            <text:p>0.0534106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493" calcext:value-type="float">
            <text:p>0.061049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70471" calcext:value-type="float">
            <text:p>0.0717047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69095" calcext:value-type="float">
            <text:p>0.08169095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97507" calcext:value-type="float">
            <text:p>0.0959750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60731" calcext:value-type="float">
            <text:p>0.10860731</text:p>
          </table:table-cell>
        </table:table-row>
        <table:table-row table:style-name="ro1">
          <table:table-cell office:value-type="float" office:value="17.11" calcext:value-type="float">
            <text:p>17.11</text:p>
          </table:table-cell>
          <table:table-cell office:value-type="float" office:value="547" calcext:value-type="float">
            <text:p>54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7271" calcext:value-type="float">
            <text:p>0.0111727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1557" calcext:value-type="float">
            <text:p>0.0220155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80299" calcext:value-type="float">
            <text:p>0.0328029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81419" calcext:value-type="float">
            <text:p>0.0438141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45768" calcext:value-type="float">
            <text:p>0.0534576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2386" calcext:value-type="float">
            <text:p>0.0611238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9784" calcext:value-type="float">
            <text:p>0.0718978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47346" calcext:value-type="float">
            <text:p>0.0814734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52659" calcext:value-type="float">
            <text:p>0.0955265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08304" calcext:value-type="float">
            <text:p>0.10908304</text:p>
          </table:table-cell>
        </table:table-row>
        <table:table-row table:style-name="ro1">
          <table:table-cell office:value-type="float" office:value="17.17" calcext:value-type="float">
            <text:p>17.17</text:p>
          </table:table-cell>
          <table:table-cell office:value-type="float" office:value="548" calcext:value-type="float">
            <text:p>54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167" calcext:value-type="float">
            <text:p>0.011116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2058" calcext:value-type="float">
            <text:p>0.0221205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89876" calcext:value-type="float">
            <text:p>0.0328987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99079" calcext:value-type="float">
            <text:p>0.0439907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22035" calcext:value-type="float">
            <text:p>0.0532203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24895" calcext:value-type="float">
            <text:p>0.0612489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4267" calcext:value-type="float">
            <text:p>0.0718426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39097" calcext:value-type="float">
            <text:p>0.0813909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36398" calcext:value-type="float">
            <text:p>0.0953639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16694" calcext:value-type="float">
            <text:p>0.10916694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549" calcext:value-type="float">
            <text:p>54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6211" calcext:value-type="float">
            <text:p>0.0110621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4059" calcext:value-type="float">
            <text:p>0.0219405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0746" calcext:value-type="float">
            <text:p>0.033074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01549" calcext:value-type="float">
            <text:p>0.0440154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34268" calcext:value-type="float">
            <text:p>0.0533426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20902" calcext:value-type="float">
            <text:p>0.0612090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13255" calcext:value-type="float">
            <text:p>0.0721325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35122" calcext:value-type="float">
            <text:p>0.0813512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15356" calcext:value-type="float">
            <text:p>0.0951535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35222" calcext:value-type="float">
            <text:p>0.10935222</text:p>
          </table:table-cell>
        </table:table-row>
        <table:table-row table:style-name="ro1">
          <table:table-cell office:value-type="float" office:value="17.24" calcext:value-type="float">
            <text:p>17.24</text:p>
          </table:table-cell>
          <table:table-cell office:value-type="float" office:value="550" calcext:value-type="float">
            <text:p>55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4025" calcext:value-type="float">
            <text:p>0.0110402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3288" calcext:value-type="float">
            <text:p>0.0219328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19907" calcext:value-type="float">
            <text:p>0.0331990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11938" calcext:value-type="float">
            <text:p>0.0441193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18824" calcext:value-type="float">
            <text:p>0.0531882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474" calcext:value-type="float">
            <text:p>0.06147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90337" calcext:value-type="float">
            <text:p>0.0719033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8837" calcext:value-type="float">
            <text:p>0.080883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14371" calcext:value-type="float">
            <text:p>0.0951437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62951" calcext:value-type="float">
            <text:p>0.10962951</text:p>
          </table:table-cell>
        </table:table-row>
        <table:table-row table:style-name="ro1">
          <table:table-cell office:value-type="float" office:value="17.27" calcext:value-type="float">
            <text:p>17.27</text:p>
          </table:table-cell>
          <table:table-cell office:value-type="float" office:value="551" calcext:value-type="float">
            <text:p>55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6876" calcext:value-type="float">
            <text:p>0.0109687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4549" calcext:value-type="float">
            <text:p>0.0220454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39915" calcext:value-type="float">
            <text:p>0.0333991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2203" calcext:value-type="float">
            <text:p>0.044220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8365" calcext:value-type="float">
            <text:p>0.0528836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2966" calcext:value-type="float">
            <text:p>0.061296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92624" calcext:value-type="float">
            <text:p>0.0719262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0053" calcext:value-type="float">
            <text:p>0.0810005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79633" calcext:value-type="float">
            <text:p>0.0947963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56152" calcext:value-type="float">
            <text:p>0.10956152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552" calcext:value-type="float">
            <text:p>55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9944" calcext:value-type="float">
            <text:p>0.0109994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9726" calcext:value-type="float">
            <text:p>0.0219972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3735" calcext:value-type="float">
            <text:p>0.033373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20179" calcext:value-type="float">
            <text:p>0.0442017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91098" calcext:value-type="float">
            <text:p>0.0529109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38739" calcext:value-type="float">
            <text:p>0.0613873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7078" calcext:value-type="float">
            <text:p>0.0718707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54923" calcext:value-type="float">
            <text:p>0.0805492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79921" calcext:value-type="float">
            <text:p>0.0947992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41537" calcext:value-type="float">
            <text:p>0.10941537</text:p>
          </table:table-cell>
        </table:table-row>
        <table:table-row table:style-name="ro1">
          <table:table-cell office:value-type="float" office:value="17.34" calcext:value-type="float">
            <text:p>17.34</text:p>
          </table:table-cell>
          <table:table-cell office:value-type="float" office:value="553" calcext:value-type="float">
            <text:p>55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8854" calcext:value-type="float">
            <text:p>0.0109885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9007" calcext:value-type="float">
            <text:p>0.0219900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43365" calcext:value-type="float">
            <text:p>0.0334336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25089" calcext:value-type="float">
            <text:p>0.0442508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68873" calcext:value-type="float">
            <text:p>0.0526887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26024" calcext:value-type="float">
            <text:p>0.0612602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9668" calcext:value-type="float">
            <text:p>0.0718966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50758" calcext:value-type="float">
            <text:p>0.0805075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881" calcext:value-type="float">
            <text:p>0.09488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899" calcext:value-type="float">
            <text:p>0.108899</text:p>
          </table:table-cell>
        </table:table-row>
        <table:table-row table:style-name="ro1">
          <table:table-cell office:value-type="float" office:value="17.38" calcext:value-type="float">
            <text:p>17.38</text:p>
          </table:table-cell>
          <table:table-cell office:value-type="float" office:value="554" calcext:value-type="float">
            <text:p>55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1928" calcext:value-type="float">
            <text:p>0.0109192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4352" calcext:value-type="float">
            <text:p>0.0220435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42356" calcext:value-type="float">
            <text:p>0.0334235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216" calcext:value-type="float">
            <text:p>0.04421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55813" calcext:value-type="float">
            <text:p>0.0525581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7829" calcext:value-type="float">
            <text:p>0.0610782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234" calcext:value-type="float">
            <text:p>0.071823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45863" calcext:value-type="float">
            <text:p>0.0804586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98958" calcext:value-type="float">
            <text:p>0.0949895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58145" calcext:value-type="float">
            <text:p>0.10858145</text:p>
          </table:table-cell>
        </table:table-row>
        <table:table-row table:style-name="ro1">
          <table:table-cell office:value-type="float" office:value="17.41" calcext:value-type="float">
            <text:p>17.41</text:p>
          </table:table-cell>
          <table:table-cell office:value-type="float" office:value="555" calcext:value-type="float">
            <text:p>55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1448" calcext:value-type="float">
            <text:p>0.0109144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1939" calcext:value-type="float">
            <text:p>0.0220193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68" calcext:value-type="float">
            <text:p>0.03326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25761" calcext:value-type="float">
            <text:p>0.0442576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43132" calcext:value-type="float">
            <text:p>0.0524313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4201" calcext:value-type="float">
            <text:p>0.0611420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53432" calcext:value-type="float">
            <text:p>0.0715343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4316" calcext:value-type="float">
            <text:p>0.080431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3268" calcext:value-type="float">
            <text:p>0.095326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20125" calcext:value-type="float">
            <text:p>0.10820125</text:p>
          </table:table-cell>
        </table:table-row>
        <table:table-row table:style-name="ro1">
          <table:table-cell office:value-type="float" office:value="17.44" calcext:value-type="float">
            <text:p>17.44</text:p>
          </table:table-cell>
          <table:table-cell office:value-type="float" office:value="556" calcext:value-type="float">
            <text:p>55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7477" calcext:value-type="float">
            <text:p>0.0109747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8088" calcext:value-type="float">
            <text:p>0.0220808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8919" calcext:value-type="float">
            <text:p>0.0332891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25562" calcext:value-type="float">
            <text:p>0.0442556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25823" calcext:value-type="float">
            <text:p>0.0522582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9456" calcext:value-type="float">
            <text:p>0.0609945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42826" calcext:value-type="float">
            <text:p>0.0714282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53648" calcext:value-type="float">
            <text:p>0.0805364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38789" calcext:value-type="float">
            <text:p>0.0953878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8902" calcext:value-type="float">
            <text:p>0.1078902</text:p>
          </table:table-cell>
        </table:table-row>
        <table:table-row table:style-name="ro1">
          <table:table-cell office:value-type="float" office:value="17.47" calcext:value-type="float">
            <text:p>17.47</text:p>
          </table:table-cell>
          <table:table-cell office:value-type="float" office:value="557" calcext:value-type="float">
            <text:p>55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0027" calcext:value-type="float">
            <text:p>0.0110002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3211" calcext:value-type="float">
            <text:p>0.0220321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4281" calcext:value-type="float">
            <text:p>0.0332428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13291" calcext:value-type="float">
            <text:p>0.0441329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06404" calcext:value-type="float">
            <text:p>0.0520640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69855" calcext:value-type="float">
            <text:p>0.0606985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24051" calcext:value-type="float">
            <text:p>0.0712405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68889" calcext:value-type="float">
            <text:p>0.0806888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69736" calcext:value-type="float">
            <text:p>0.0956973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90597" calcext:value-type="float">
            <text:p>0.10790597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558" calcext:value-type="float">
            <text:p>55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2317" calcext:value-type="float">
            <text:p>0.0110231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0934" calcext:value-type="float">
            <text:p>0.0221093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12793" calcext:value-type="float">
            <text:p>0.0331279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14346" calcext:value-type="float">
            <text:p>0.0441434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0689" calcext:value-type="float">
            <text:p>0.052068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86311" calcext:value-type="float">
            <text:p>0.0608631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24887" calcext:value-type="float">
            <text:p>0.0712488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4159" calcext:value-type="float">
            <text:p>0.0810415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94449" calcext:value-type="float">
            <text:p>0.0959444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60355" calcext:value-type="float">
            <text:p>0.10760355</text:p>
          </table:table-cell>
        </table:table-row>
        <table:table-row table:style-name="ro1">
          <table:table-cell office:value-type="float" office:value="17.54" calcext:value-type="float">
            <text:p>17.54</text:p>
          </table:table-cell>
          <table:table-cell office:value-type="float" office:value="559" calcext:value-type="float">
            <text:p>55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6277" calcext:value-type="float">
            <text:p>0.0110627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8398" calcext:value-type="float">
            <text:p>0.0220839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0099" calcext:value-type="float">
            <text:p>0.0332009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1682" calcext:value-type="float">
            <text:p>0.044168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31889" calcext:value-type="float">
            <text:p>0.0523188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64428" calcext:value-type="float">
            <text:p>0.0606442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15668" calcext:value-type="float">
            <text:p>0.0711566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1126" calcext:value-type="float">
            <text:p>0.0810112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29409" calcext:value-type="float">
            <text:p>0.0962940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78782" calcext:value-type="float">
            <text:p>0.10778782</text:p>
          </table:table-cell>
        </table:table-row>
        <table:table-row table:style-name="ro1">
          <table:table-cell office:value-type="float" office:value="17.56" calcext:value-type="float">
            <text:p>17.56</text:p>
          </table:table-cell>
          <table:table-cell office:value-type="float" office:value="560" calcext:value-type="float">
            <text:p>56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0639" calcext:value-type="float">
            <text:p>0.01110639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6068" calcext:value-type="float">
            <text:p>0.0221606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94828" calcext:value-type="float">
            <text:p>0.0329482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24707" calcext:value-type="float">
            <text:p>0.04424707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47189" calcext:value-type="float">
            <text:p>0.0524718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709" calcext:value-type="float">
            <text:p>0.06070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099302" calcext:value-type="float">
            <text:p>0.0709930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6642" calcext:value-type="float">
            <text:p>0.0810664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52057" calcext:value-type="float">
            <text:p>0.0965205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77408" calcext:value-type="float">
            <text:p>0.10777408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561" calcext:value-type="float">
            <text:p>56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2611" calcext:value-type="float">
            <text:p>0.0110261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2514" calcext:value-type="float">
            <text:p>0.0222251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91942" calcext:value-type="float">
            <text:p>0.0329194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25019" calcext:value-type="float">
            <text:p>0.0442501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62922" calcext:value-type="float">
            <text:p>0.0526292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86708" calcext:value-type="float">
            <text:p>0.0608670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12297" calcext:value-type="float">
            <text:p>0.0711229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26254" calcext:value-type="float">
            <text:p>0.0812625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32957" calcext:value-type="float">
            <text:p>0.0963295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02524" calcext:value-type="float">
            <text:p>0.10802524</text:p>
          </table:table-cell>
        </table:table-row>
        <table:table-row table:style-name="ro1">
          <table:table-cell office:value-type="float" office:value="17.62" calcext:value-type="float">
            <text:p>17.62</text:p>
          </table:table-cell>
          <table:table-cell office:value-type="float" office:value="562" calcext:value-type="float">
            <text:p>56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8321" calcext:value-type="float">
            <text:p>0.0110832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6749" calcext:value-type="float">
            <text:p>0.0222674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95116" calcext:value-type="float">
            <text:p>0.0329511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28539" calcext:value-type="float">
            <text:p>0.0442853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59763" calcext:value-type="float">
            <text:p>0.0525976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9952" calcext:value-type="float">
            <text:p>0.0610995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19098" calcext:value-type="float">
            <text:p>0.0711909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13531" calcext:value-type="float">
            <text:p>0.0811353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37491" calcext:value-type="float">
            <text:p>0.0963749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50066" calcext:value-type="float">
            <text:p>0.10850066</text:p>
          </table:table-cell>
        </table:table-row>
        <table:table-row table:style-name="ro1">
          <table:table-cell office:value-type="float" office:value="17.65" calcext:value-type="float">
            <text:p>17.65</text:p>
          </table:table-cell>
          <table:table-cell office:value-type="float" office:value="563" calcext:value-type="float">
            <text:p>56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7623" calcext:value-type="float">
            <text:p>0.0110762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0937" calcext:value-type="float">
            <text:p>0.0222093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81478" calcext:value-type="float">
            <text:p>0.0328147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25348" calcext:value-type="float">
            <text:p>0.0442534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7105" calcext:value-type="float">
            <text:p>0.0528710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35194" calcext:value-type="float">
            <text:p>0.0613519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30958" calcext:value-type="float">
            <text:p>0.0713095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26828" calcext:value-type="float">
            <text:p>0.0812682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10029" calcext:value-type="float">
            <text:p>0.0961002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84193" calcext:value-type="float">
            <text:p>0.10884193</text:p>
          </table:table-cell>
        </table:table-row>
        <table:table-row table:style-name="ro1">
          <table:table-cell office:value-type="float" office:value="17.68" calcext:value-type="float">
            <text:p>17.68</text:p>
          </table:table-cell>
          <table:table-cell office:value-type="float" office:value="564" calcext:value-type="float">
            <text:p>56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1479" calcext:value-type="float">
            <text:p>0.01111479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7055" calcext:value-type="float">
            <text:p>0.0222705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74257" calcext:value-type="float">
            <text:p>0.0327425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27204" calcext:value-type="float">
            <text:p>0.0442720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08715" calcext:value-type="float">
            <text:p>0.0530871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7086" calcext:value-type="float">
            <text:p>0.0610708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6607" calcext:value-type="float">
            <text:p>0.071660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52101" calcext:value-type="float">
            <text:p>0.0815210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17068" calcext:value-type="float">
            <text:p>0.0961706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22171" calcext:value-type="float">
            <text:p>0.10922171</text:p>
          </table:table-cell>
        </table:table-row>
        <table:table-row table:style-name="ro1">
          <table:table-cell office:value-type="float" office:value="17.72" calcext:value-type="float">
            <text:p>17.72</text:p>
          </table:table-cell>
          <table:table-cell office:value-type="float" office:value="565" calcext:value-type="float">
            <text:p>56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1005" calcext:value-type="float">
            <text:p>0.0111100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5427" calcext:value-type="float">
            <text:p>0.0222542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71465" calcext:value-type="float">
            <text:p>0.0327146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17813" calcext:value-type="float">
            <text:p>0.0441781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34691" calcext:value-type="float">
            <text:p>0.0533469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34567" calcext:value-type="float">
            <text:p>0.0613456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3357" calcext:value-type="float">
            <text:p>0.0718335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23073" calcext:value-type="float">
            <text:p>0.0812307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73799" calcext:value-type="float">
            <text:p>0.0957379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06093" calcext:value-type="float">
            <text:p>0.10906093</text:p>
          </table:table-cell>
        </table:table-row>
        <table:table-row table:style-name="ro1">
          <table:table-cell office:value-type="float" office:value="17.74" calcext:value-type="float">
            <text:p>17.74</text:p>
          </table:table-cell>
          <table:table-cell office:value-type="float" office:value="566" calcext:value-type="float">
            <text:p>56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4008" calcext:value-type="float">
            <text:p>0.0112400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2363" calcext:value-type="float">
            <text:p>0.0222236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70901" calcext:value-type="float">
            <text:p>0.0327090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02281" calcext:value-type="float">
            <text:p>0.0440228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27655" calcext:value-type="float">
            <text:p>0.0532765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59162" calcext:value-type="float">
            <text:p>0.0615916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7498" calcext:value-type="float">
            <text:p>0.0718749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1554" calcext:value-type="float">
            <text:p>0.0810155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64283" calcext:value-type="float">
            <text:p>0.0956428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02159" calcext:value-type="float">
            <text:p>0.10902159</text:p>
          </table:table-cell>
        </table:table-row>
        <table:table-row table:style-name="ro1">
          <table:table-cell office:value-type="float" office:value="17.78" calcext:value-type="float">
            <text:p>17.78</text:p>
          </table:table-cell>
          <table:table-cell office:value-type="float" office:value="567" calcext:value-type="float">
            <text:p>56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8786" calcext:value-type="float">
            <text:p>0.0111878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32396" calcext:value-type="float">
            <text:p>0.0223239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65668" calcext:value-type="float">
            <text:p>0.0326566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95873" calcext:value-type="float">
            <text:p>0.0439587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53999" calcext:value-type="float">
            <text:p>0.0535399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40596" calcext:value-type="float">
            <text:p>0.0614059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18002" calcext:value-type="float">
            <text:p>0.0721800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99272" calcext:value-type="float">
            <text:p>0.0809927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38203" calcext:value-type="float">
            <text:p>0.0953820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29273" calcext:value-type="float">
            <text:p>0.10929273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568" calcext:value-type="float">
            <text:p>56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9147" calcext:value-type="float">
            <text:p>0.0111914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68347" calcext:value-type="float">
            <text:p>0.0326834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90275" calcext:value-type="float">
            <text:p>0.0439027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41651" calcext:value-type="float">
            <text:p>0.0534165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35009" calcext:value-type="float">
            <text:p>0.0613500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28294" calcext:value-type="float">
            <text:p>0.0722829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82657" calcext:value-type="float">
            <text:p>0.0808265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34524" calcext:value-type="float">
            <text:p>0.0953452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5652" calcext:value-type="float">
            <text:p>0.1095652</text:p>
          </table:table-cell>
        </table:table-row>
        <table:table-row table:style-name="ro1">
          <table:table-cell office:value-type="float" office:value="17.84" calcext:value-type="float">
            <text:p>17.84</text:p>
          </table:table-cell>
          <table:table-cell office:value-type="float" office:value="569" calcext:value-type="float">
            <text:p>56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0928" calcext:value-type="float">
            <text:p>0.0112092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5947" calcext:value-type="float">
            <text:p>0.0222594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48569" calcext:value-type="float">
            <text:p>0.0324856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51785" calcext:value-type="float">
            <text:p>0.0435178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39309" calcext:value-type="float">
            <text:p>0.0533930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4439" calcext:value-type="float">
            <text:p>0.0610443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29327" calcext:value-type="float">
            <text:p>0.0722932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63341" calcext:value-type="float">
            <text:p>0.0806334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0711" calcext:value-type="float">
            <text:p>0.095071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16466" calcext:value-type="float">
            <text:p>0.10916466</text:p>
          </table:table-cell>
        </table:table-row>
        <table:table-row table:style-name="ro1">
          <table:table-cell office:value-type="float" office:value="17.87" calcext:value-type="float">
            <text:p>17.87</text:p>
          </table:table-cell>
          <table:table-cell office:value-type="float" office:value="570" calcext:value-type="float">
            <text:p>57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8297" calcext:value-type="float">
            <text:p>0.0111829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8598" calcext:value-type="float">
            <text:p>0.0222859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59683" calcext:value-type="float">
            <text:p>0.0325968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54315" calcext:value-type="float">
            <text:p>0.0435431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52476" calcext:value-type="float">
            <text:p>0.0535247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6346" calcext:value-type="float">
            <text:p>0.0611634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20011" calcext:value-type="float">
            <text:p>0.072001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66583" calcext:value-type="float">
            <text:p>0.0806658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91035" calcext:value-type="float">
            <text:p>0.0949103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76855" calcext:value-type="float">
            <text:p>0.10876855</text:p>
          </table:table-cell>
        </table:table-row>
        <table:table-row table:style-name="ro1">
          <table:table-cell office:value-type="float" office:value="17.89" calcext:value-type="float">
            <text:p>17.89</text:p>
          </table:table-cell>
          <table:table-cell office:value-type="float" office:value="571" calcext:value-type="float">
            <text:p>57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9812" calcext:value-type="float">
            <text:p>0.0112981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4632" calcext:value-type="float">
            <text:p>0.0222463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49441" calcext:value-type="float">
            <text:p>0.0324944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57256" calcext:value-type="float">
            <text:p>0.0435725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44074" calcext:value-type="float">
            <text:p>0.0534407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5029" calcext:value-type="float">
            <text:p>0.0609502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75886" calcext:value-type="float">
            <text:p>0.0717588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52433" calcext:value-type="float">
            <text:p>0.0805243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92243" calcext:value-type="float">
            <text:p>0.0949224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48399" calcext:value-type="float">
            <text:p>0.10848399</text:p>
          </table:table-cell>
        </table:table-row>
        <table:table-row table:style-name="ro1">
          <table:table-cell office:value-type="float" office:value="17.93" calcext:value-type="float">
            <text:p>17.93</text:p>
          </table:table-cell>
          <table:table-cell office:value-type="float" office:value="572" calcext:value-type="float">
            <text:p>57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7557" calcext:value-type="float">
            <text:p>0.0112755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8432" calcext:value-type="float">
            <text:p>0.0221843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54861" calcext:value-type="float">
            <text:p>0.0325486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61074" calcext:value-type="float">
            <text:p>0.0436107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13969" calcext:value-type="float">
            <text:p>0.0531396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39" calcext:value-type="float">
            <text:p>0.060939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74182" calcext:value-type="float">
            <text:p>0.0717418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73799" calcext:value-type="float">
            <text:p>0.0807379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07263" calcext:value-type="float">
            <text:p>0.0950726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29677" calcext:value-type="float">
            <text:p>0.10829677</text:p>
          </table:table-cell>
        </table:table-row>
        <table:table-row table:style-name="ro1">
          <table:table-cell office:value-type="float" office:value="17.96" calcext:value-type="float">
            <text:p>17.96</text:p>
          </table:table-cell>
          <table:table-cell office:value-type="float" office:value="573" calcext:value-type="float">
            <text:p>57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0743" calcext:value-type="float">
            <text:p>0.0112074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2062" calcext:value-type="float">
            <text:p>0.0221206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5594" calcext:value-type="float">
            <text:p>0.032559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2798" calcext:value-type="float">
            <text:p>0.043279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15641" calcext:value-type="float">
            <text:p>0.0531564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80704" calcext:value-type="float">
            <text:p>0.0608070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48128" calcext:value-type="float">
            <text:p>0.0714812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90867" calcext:value-type="float">
            <text:p>0.0809086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29429" calcext:value-type="float">
            <text:p>0.0952942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14305" calcext:value-type="float">
            <text:p>0.108143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4" calcext:value-type="float">
            <text:p>57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0074" calcext:value-type="float">
            <text:p>0.0112007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7375" calcext:value-type="float">
            <text:p>0.0219737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56232" calcext:value-type="float">
            <text:p>0.0325623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66416" calcext:value-type="float">
            <text:p>0.0436641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04712" calcext:value-type="float">
            <text:p>0.0530471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8696" calcext:value-type="float">
            <text:p>0.060869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46926" calcext:value-type="float">
            <text:p>0.0714692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90474" calcext:value-type="float">
            <text:p>0.0809047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32338" calcext:value-type="float">
            <text:p>0.0953233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19028" calcext:value-type="float">
            <text:p>0.10819028</text:p>
          </table:table-cell>
        </table:table-row>
        <table:table-row table:style-name="ro1">
          <table:table-cell office:value-type="float" office:value="18.03" calcext:value-type="float">
            <text:p>18.03</text:p>
          </table:table-cell>
          <table:table-cell office:value-type="float" office:value="575" calcext:value-type="float">
            <text:p>57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5297" calcext:value-type="float">
            <text:p>0.0111529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7109" calcext:value-type="float">
            <text:p>0.0220710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73439" calcext:value-type="float">
            <text:p>0.0327343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5123" calcext:value-type="float">
            <text:p>0.043512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3541" calcext:value-type="float">
            <text:p>0.0528354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1142" calcext:value-type="float">
            <text:p>0.0609114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44412" calcext:value-type="float">
            <text:p>0.0714441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89819" calcext:value-type="float">
            <text:p>0.0808981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44391" calcext:value-type="float">
            <text:p>0.0954439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86566" calcext:value-type="float">
            <text:p>0.10786566</text:p>
          </table:table-cell>
        </table:table-row>
        <table:table-row table:style-name="ro1">
          <table:table-cell office:value-type="float" office:value="18.05" calcext:value-type="float">
            <text:p>18.05</text:p>
          </table:table-cell>
          <table:table-cell office:value-type="float" office:value="576" calcext:value-type="float">
            <text:p>57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3306" calcext:value-type="float">
            <text:p>0.0111330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3444" calcext:value-type="float">
            <text:p>0.0220344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86555" calcext:value-type="float">
            <text:p>0.0328655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65168" calcext:value-type="float">
            <text:p>0.0436516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475" calcext:value-type="float">
            <text:p>0.052847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3591" calcext:value-type="float">
            <text:p>0.0609359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31997" calcext:value-type="float">
            <text:p>0.0713199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3344" calcext:value-type="float">
            <text:p>0.0810334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56206" calcext:value-type="float">
            <text:p>0.0955620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74885" calcext:value-type="float">
            <text:p>0.10774885</text:p>
          </table:table-cell>
        </table:table-row>
        <table:table-row table:style-name="ro1">
          <table:table-cell office:value-type="float" office:value="18.11" calcext:value-type="float">
            <text:p>18.11</text:p>
          </table:table-cell>
          <table:table-cell office:value-type="float" office:value="577" calcext:value-type="float">
            <text:p>57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1221" calcext:value-type="float">
            <text:p>0.0110122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0051" calcext:value-type="float">
            <text:p>0.0221005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92207" calcext:value-type="float">
            <text:p>0.0329220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94555" calcext:value-type="float">
            <text:p>0.0439455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50088" calcext:value-type="float">
            <text:p>0.0525008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8988" calcext:value-type="float">
            <text:p>0.060898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19589" calcext:value-type="float">
            <text:p>0.0711958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9003" calcext:value-type="float">
            <text:p>0.0810900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84779" calcext:value-type="float">
            <text:p>0.0958477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86992" calcext:value-type="float">
            <text:p>0.10786992</text:p>
          </table:table-cell>
        </table:table-row>
        <table:table-row table:style-name="ro1">
          <table:table-cell office:value-type="float" office:value="18.15" calcext:value-type="float">
            <text:p>18.15</text:p>
          </table:table-cell>
          <table:table-cell office:value-type="float" office:value="578" calcext:value-type="float">
            <text:p>57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0467" calcext:value-type="float">
            <text:p>0.0110046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8546" calcext:value-type="float">
            <text:p>0.0219854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03146" calcext:value-type="float">
            <text:p>0.0330314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02201" calcext:value-type="float">
            <text:p>0.0440220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54094" calcext:value-type="float">
            <text:p>0.0525409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0804" calcext:value-type="float">
            <text:p>0.0611080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2787" calcext:value-type="float">
            <text:p>0.071278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24656" calcext:value-type="float">
            <text:p>0.0812465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93143" calcext:value-type="float">
            <text:p>0.0959314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90981" calcext:value-type="float">
            <text:p>0.10790981</text:p>
          </table:table-cell>
        </table:table-row>
        <table:table-row table:style-name="ro1">
          <table:table-cell office:value-type="float" office:value="18.19" calcext:value-type="float">
            <text:p>18.19</text:p>
          </table:table-cell>
          <table:table-cell office:value-type="float" office:value="579" calcext:value-type="float">
            <text:p>57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7241" calcext:value-type="float">
            <text:p>0.0109724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4064" calcext:value-type="float">
            <text:p>0.0220406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03377" calcext:value-type="float">
            <text:p>0.0330337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2368" calcext:value-type="float">
            <text:p>0.044236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48284" calcext:value-type="float">
            <text:p>0.0524828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7091" calcext:value-type="float">
            <text:p>0.0611709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33909" calcext:value-type="float">
            <text:p>0.0713390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17486" calcext:value-type="float">
            <text:p>0.0811748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10271" calcext:value-type="float">
            <text:p>0.0961027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08951" calcext:value-type="float">
            <text:p>0.10808951</text:p>
          </table:table-cell>
        </table:table-row>
        <table:table-row table:style-name="ro1">
          <table:table-cell office:value-type="float" office:value="18.23" calcext:value-type="float">
            <text:p>18.23</text:p>
          </table:table-cell>
          <table:table-cell office:value-type="float" office:value="580" calcext:value-type="float">
            <text:p>58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5116" calcext:value-type="float">
            <text:p>0.0110511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00383" calcext:value-type="float">
            <text:p>0.0220038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396" calcext:value-type="float">
            <text:p>0.033239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17966" calcext:value-type="float">
            <text:p>0.0441796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53965" calcext:value-type="float">
            <text:p>0.0525396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31563" calcext:value-type="float">
            <text:p>0.0613156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69575" calcext:value-type="float">
            <text:p>0.0716957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41871" calcext:value-type="float">
            <text:p>0.0814187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05377" calcext:value-type="float">
            <text:p>0.0960537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99994" calcext:value-type="float">
            <text:p>0.10799994</text:p>
          </table:table-cell>
        </table:table-row>
        <table:table-row table:style-name="ro1">
          <table:table-cell office:value-type="float" office:value="18.27" calcext:value-type="float">
            <text:p>18.27</text:p>
          </table:table-cell>
          <table:table-cell office:value-type="float" office:value="581" calcext:value-type="float">
            <text:p>58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0627" calcext:value-type="float">
            <text:p>0.0109062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3484" calcext:value-type="float">
            <text:p>0.0221348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2359" calcext:value-type="float">
            <text:p>0.0332235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38661" calcext:value-type="float">
            <text:p>0.0443866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5431" calcext:value-type="float">
            <text:p>0.052543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36647" calcext:value-type="float">
            <text:p>0.0613664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61119" calcext:value-type="float">
            <text:p>0.0716111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4701" calcext:value-type="float">
            <text:p>0.0810470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622079" calcext:value-type="float">
            <text:p>0.0962207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4587" calcext:value-type="float">
            <text:p>0.1084587</text:p>
          </table:table-cell>
        </table:table-row>
        <table:table-row table:style-name="ro1">
          <table:table-cell office:value-type="float" office:value="18.31" calcext:value-type="float">
            <text:p>18.31</text:p>
          </table:table-cell>
          <table:table-cell office:value-type="float" office:value="582" calcext:value-type="float">
            <text:p>58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5354" calcext:value-type="float">
            <text:p>0.0109535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199892" calcext:value-type="float">
            <text:p>0.0219989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36687" calcext:value-type="float">
            <text:p>0.0333668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51339" calcext:value-type="float">
            <text:p>0.0445133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65904" calcext:value-type="float">
            <text:p>0.0526590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30631" calcext:value-type="float">
            <text:p>0.0613063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1758" calcext:value-type="float">
            <text:p>0.0718175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898" calcext:value-type="float">
            <text:p>0.081089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99061" calcext:value-type="float">
            <text:p>0.0959906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66502" calcext:value-type="float">
            <text:p>0.10866502</text:p>
          </table:table-cell>
        </table:table-row>
        <table:table-row table:style-name="ro1">
          <table:table-cell office:value-type="float" office:value="18.34" calcext:value-type="float">
            <text:p>18.34</text:p>
          </table:table-cell>
          <table:table-cell office:value-type="float" office:value="583" calcext:value-type="float">
            <text:p>58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6077" calcext:value-type="float">
            <text:p>0.01096077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0776" calcext:value-type="float">
            <text:p>0.0221077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9354" calcext:value-type="float">
            <text:p>0.0332935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37609" calcext:value-type="float">
            <text:p>0.0443760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9331" calcext:value-type="float">
            <text:p>0.0528933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21846" calcext:value-type="float">
            <text:p>0.0612184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74724" calcext:value-type="float">
            <text:p>0.0717472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90117" calcext:value-type="float">
            <text:p>0.0809011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84847" calcext:value-type="float">
            <text:p>0.09584847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89386" calcext:value-type="float">
            <text:p>0.10889386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584" calcext:value-type="float">
            <text:p>58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2391" calcext:value-type="float">
            <text:p>0.01102391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8379" calcext:value-type="float">
            <text:p>0.0221837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3334" calcext:value-type="float">
            <text:p>0.0332333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35506" calcext:value-type="float">
            <text:p>0.0443550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93907" calcext:value-type="float">
            <text:p>0.0529390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21907" calcext:value-type="float">
            <text:p>0.06121907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2061" calcext:value-type="float">
            <text:p>0.0718206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74622" calcext:value-type="float">
            <text:p>0.0807462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80168" calcext:value-type="float">
            <text:p>0.0958016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76499" calcext:value-type="float">
            <text:p>0.10876499</text:p>
          </table:table-cell>
        </table:table-row>
        <table:table-row table:style-name="ro1">
          <table:table-cell office:value-type="float" office:value="18.41" calcext:value-type="float">
            <text:p>18.41</text:p>
          </table:table-cell>
          <table:table-cell office:value-type="float" office:value="585" calcext:value-type="float">
            <text:p>58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099089" calcext:value-type="float">
            <text:p>0.01099089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0667" calcext:value-type="float">
            <text:p>0.0221066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20114" calcext:value-type="float">
            <text:p>0.0332011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40828" calcext:value-type="float">
            <text:p>0.0444082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75817" calcext:value-type="float">
            <text:p>0.05275817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6083" calcext:value-type="float">
            <text:p>0.0611608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77401" calcext:value-type="float">
            <text:p>0.0717740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71787" calcext:value-type="float">
            <text:p>0.0807178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52915" calcext:value-type="float">
            <text:p>0.0955291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02132" calcext:value-type="float">
            <text:p>0.10902132</text:p>
          </table:table-cell>
        </table:table-row>
        <table:table-row table:style-name="ro1">
          <table:table-cell office:value-type="float" office:value="18.44" calcext:value-type="float">
            <text:p>18.44</text:p>
          </table:table-cell>
          <table:table-cell office:value-type="float" office:value="586" calcext:value-type="float">
            <text:p>58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6124" calcext:value-type="float">
            <text:p>0.0110612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3569" calcext:value-type="float">
            <text:p>0.0221356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97792" calcext:value-type="float">
            <text:p>0.03297792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22553" calcext:value-type="float">
            <text:p>0.0442255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97082" calcext:value-type="float">
            <text:p>0.0529708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7341" calcext:value-type="float">
            <text:p>0.06097341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2564" calcext:value-type="float">
            <text:p>0.0718256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7093" calcext:value-type="float">
            <text:p>0.080709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47742" calcext:value-type="float">
            <text:p>0.09547742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03113" calcext:value-type="float">
            <text:p>0.10903113</text:p>
          </table:table-cell>
        </table:table-row>
        <table:table-row table:style-name="ro1">
          <table:table-cell office:value-type="float" office:value="18.47" calcext:value-type="float">
            <text:p>18.47</text:p>
          </table:table-cell>
          <table:table-cell office:value-type="float" office:value="587" calcext:value-type="float">
            <text:p>58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5316" calcext:value-type="float">
            <text:p>0.0111531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2192" calcext:value-type="float">
            <text:p>0.02222192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97464" calcext:value-type="float">
            <text:p>0.0329746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18249" calcext:value-type="float">
            <text:p>0.0441824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7003" calcext:value-type="float">
            <text:p>0.05287003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85635" calcext:value-type="float">
            <text:p>0.0608563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84418" calcext:value-type="float">
            <text:p>0.07184418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4939" calcext:value-type="float">
            <text:p>0.080493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38785" calcext:value-type="float">
            <text:p>0.0953878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912953" calcext:value-type="float">
            <text:p>0.10912953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588" calcext:value-type="float">
            <text:p>58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1424" calcext:value-type="float">
            <text:p>0.0111142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6104" calcext:value-type="float">
            <text:p>0.0221610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00548" calcext:value-type="float">
            <text:p>0.0330054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410608" calcext:value-type="float">
            <text:p>0.0441060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97346" calcext:value-type="float">
            <text:p>0.0529734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5432" calcext:value-type="float">
            <text:p>0.06095432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70726" calcext:value-type="float">
            <text:p>0.0717072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66297" calcext:value-type="float">
            <text:p>0.0806629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26244" calcext:value-type="float">
            <text:p>0.09526244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97587" calcext:value-type="float">
            <text:p>0.10897587</text:p>
          </table:table-cell>
        </table:table-row>
        <table:table-row table:style-name="ro1">
          <table:table-cell office:value-type="float" office:value="18.54" calcext:value-type="float">
            <text:p>18.54</text:p>
          </table:table-cell>
          <table:table-cell office:value-type="float" office:value="589" calcext:value-type="float">
            <text:p>58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104" calcext:value-type="float">
            <text:p>0.0112104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0694" calcext:value-type="float">
            <text:p>0.02220694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89351" calcext:value-type="float">
            <text:p>0.0328935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99459" calcext:value-type="float">
            <text:p>0.0439945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96198" calcext:value-type="float">
            <text:p>0.0529619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3928" calcext:value-type="float">
            <text:p>0.0610392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73214" calcext:value-type="float">
            <text:p>0.0717321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78978" calcext:value-type="float">
            <text:p>0.08078978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38625" calcext:value-type="float">
            <text:p>0.0953862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87778" calcext:value-type="float">
            <text:p>0.10887778</text:p>
          </table:table-cell>
        </table:table-row>
        <table:table-row table:style-name="ro1">
          <table:table-cell office:value-type="float" office:value="18.58" calcext:value-type="float">
            <text:p>18.58</text:p>
          </table:table-cell>
          <table:table-cell office:value-type="float" office:value="590" calcext:value-type="float">
            <text:p>59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605" calcext:value-type="float">
            <text:p>0.0111605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528" calcext:value-type="float">
            <text:p>0.022252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66386" calcext:value-type="float">
            <text:p>0.03266386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80636" calcext:value-type="float">
            <text:p>0.04380636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93991" calcext:value-type="float">
            <text:p>0.0529399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1494" calcext:value-type="float">
            <text:p>0.0611149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7307" calcext:value-type="float">
            <text:p>0.071730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88543" calcext:value-type="float">
            <text:p>0.08088543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14563" calcext:value-type="float">
            <text:p>0.0951456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4947" calcext:value-type="float">
            <text:p>0.1084947</text:p>
          </table:table-cell>
        </table:table-row>
        <table:table-row table:style-name="ro1">
          <table:table-cell office:value-type="float" office:value="18.61" calcext:value-type="float">
            <text:p>18.61</text:p>
          </table:table-cell>
          <table:table-cell office:value-type="float" office:value="591" calcext:value-type="float">
            <text:p>591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3166" calcext:value-type="float">
            <text:p>0.0112316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2076" calcext:value-type="float">
            <text:p>0.0221207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6829" calcext:value-type="float">
            <text:p>0.032682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88241" calcext:value-type="float">
            <text:p>0.04388241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7822" calcext:value-type="float">
            <text:p>0.05287822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6716" calcext:value-type="float">
            <text:p>0.0610671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62111" calcext:value-type="float">
            <text:p>0.07162111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322" calcext:value-type="float">
            <text:p>0.081032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37361" calcext:value-type="float">
            <text:p>0.09537361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64741" calcext:value-type="float">
            <text:p>0.10864741</text:p>
          </table:table-cell>
        </table:table-row>
        <table:table-row table:style-name="ro1">
          <table:table-cell office:value-type="float" office:value="18.64" calcext:value-type="float">
            <text:p>18.64</text:p>
          </table:table-cell>
          <table:table-cell office:value-type="float" office:value="592" calcext:value-type="float">
            <text:p>592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1832" calcext:value-type="float">
            <text:p>0.0111183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5467" calcext:value-type="float">
            <text:p>0.0222546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77561" calcext:value-type="float">
            <text:p>0.03277561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84004" calcext:value-type="float">
            <text:p>0.0438400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16435" calcext:value-type="float">
            <text:p>0.0531643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6856" calcext:value-type="float">
            <text:p>0.0610685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55744" calcext:value-type="float">
            <text:p>0.0715574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4066" calcext:value-type="float">
            <text:p>0.08104066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26969" calcext:value-type="float">
            <text:p>0.09526969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26752" calcext:value-type="float">
            <text:p>0.10826752</text:p>
          </table:table-cell>
        </table:table-row>
        <table:table-row table:style-name="ro1">
          <table:table-cell office:value-type="float" office:value="18.67" calcext:value-type="float">
            <text:p>18.67</text:p>
          </table:table-cell>
          <table:table-cell office:value-type="float" office:value="593" calcext:value-type="float">
            <text:p>593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0418" calcext:value-type="float">
            <text:p>0.0112041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4797" calcext:value-type="float">
            <text:p>0.02224797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69617" calcext:value-type="float">
            <text:p>0.0326961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84832" calcext:value-type="float">
            <text:p>0.0438483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96728" calcext:value-type="float">
            <text:p>0.0529672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22398" calcext:value-type="float">
            <text:p>0.06122398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64872" calcext:value-type="float">
            <text:p>0.0716487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18924" calcext:value-type="float">
            <text:p>0.0811892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6493" calcext:value-type="float">
            <text:p>0.095649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20077" calcext:value-type="float">
            <text:p>0.10820077</text:p>
          </table:table-cell>
        </table:table-row>
        <table:table-row table:style-name="ro1">
          <table:table-cell office:value-type="float" office:value="18.71" calcext:value-type="float">
            <text:p>18.71</text:p>
          </table:table-cell>
          <table:table-cell office:value-type="float" office:value="594" calcext:value-type="float">
            <text:p>594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4796" calcext:value-type="float">
            <text:p>0.0112479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31546" calcext:value-type="float">
            <text:p>0.02231546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72734" calcext:value-type="float">
            <text:p>0.03272734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8198" calcext:value-type="float">
            <text:p>0.043819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00298" calcext:value-type="float">
            <text:p>0.0530029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4203" calcext:value-type="float">
            <text:p>0.06104203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36419" calcext:value-type="float">
            <text:p>0.07136419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2649" calcext:value-type="float">
            <text:p>0.08102649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41316" calcext:value-type="float">
            <text:p>0.0954131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58397" calcext:value-type="float">
            <text:p>0.10858397</text:p>
          </table:table-cell>
        </table:table-row>
        <table:table-row table:style-name="ro1">
          <table:table-cell office:value-type="float" office:value="18.74" calcext:value-type="float">
            <text:p>18.74</text:p>
          </table:table-cell>
          <table:table-cell office:value-type="float" office:value="595" calcext:value-type="float">
            <text:p>595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2793" calcext:value-type="float">
            <text:p>0.0111279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6001" calcext:value-type="float">
            <text:p>0.02226001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73385" calcext:value-type="float">
            <text:p>0.03273385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88965" calcext:value-type="float">
            <text:p>0.04388965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16256" calcext:value-type="float">
            <text:p>0.05316256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19005" calcext:value-type="float">
            <text:p>0.0611900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45736" calcext:value-type="float">
            <text:p>0.0714573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31802" calcext:value-type="float">
            <text:p>0.0813180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78323" calcext:value-type="float">
            <text:p>0.09578323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19897" calcext:value-type="float">
            <text:p>0.10819897</text:p>
          </table:table-cell>
        </table:table-row>
        <table:table-row table:style-name="ro1">
          <table:table-cell office:value-type="float" office:value="18.77" calcext:value-type="float">
            <text:p>18.77</text:p>
          </table:table-cell>
          <table:table-cell office:value-type="float" office:value="596" calcext:value-type="float">
            <text:p>596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0013" calcext:value-type="float">
            <text:p>0.0111001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6125" calcext:value-type="float">
            <text:p>0.0222612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65709" calcext:value-type="float">
            <text:p>0.0326570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88324" calcext:value-type="float">
            <text:p>0.04388324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11771" calcext:value-type="float">
            <text:p>0.05311771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42116" calcext:value-type="float">
            <text:p>0.0614211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51894" calcext:value-type="float">
            <text:p>0.07151894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3352" calcext:value-type="float">
            <text:p>0.08103352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82045" calcext:value-type="float">
            <text:p>0.0958204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92714" calcext:value-type="float">
            <text:p>0.10792714</text:p>
          </table:table-cell>
        </table:table-row>
        <table:table-row table:style-name="ro1">
          <table:table-cell office:value-type="float" office:value="18.81" calcext:value-type="float">
            <text:p>18.81</text:p>
          </table:table-cell>
          <table:table-cell office:value-type="float" office:value="597" calcext:value-type="float">
            <text:p>597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6146" calcext:value-type="float">
            <text:p>0.0111614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1565" calcext:value-type="float">
            <text:p>0.0222156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71179" calcext:value-type="float">
            <text:p>0.0327117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90953" calcext:value-type="float">
            <text:p>0.0439095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4714" calcext:value-type="float">
            <text:p>0.05284714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5945" calcext:value-type="float">
            <text:p>0.0610594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55332" calcext:value-type="float">
            <text:p>0.07155332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3611" calcext:value-type="float">
            <text:p>0.0810361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808" calcext:value-type="float">
            <text:p>0.095808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07334" calcext:value-type="float">
            <text:p>0.10807334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598" calcext:value-type="float">
            <text:p>598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23158" calcext:value-type="float">
            <text:p>0.01123158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3653" calcext:value-type="float">
            <text:p>0.02223653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72988" calcext:value-type="float">
            <text:p>0.03272988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79853" calcext:value-type="float">
            <text:p>0.04379853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311269" calcext:value-type="float">
            <text:p>0.05311269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6395" calcext:value-type="float">
            <text:p>0.06106395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52805" calcext:value-type="float">
            <text:p>0.0715280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105461" calcext:value-type="float">
            <text:p>0.08105461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93896" calcext:value-type="float">
            <text:p>0.0959389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10316" calcext:value-type="float">
            <text:p>0.10810316</text:p>
          </table:table-cell>
        </table:table-row>
        <table:table-row table:style-name="ro1">
          <table:table-cell office:value-type="float" office:value="18.89" calcext:value-type="float">
            <text:p>18.89</text:p>
          </table:table-cell>
          <table:table-cell office:value-type="float" office:value="599" calcext:value-type="float">
            <text:p>599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16496" calcext:value-type="float">
            <text:p>0.01116496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23588" calcext:value-type="float">
            <text:p>0.02223588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85509" calcext:value-type="float">
            <text:p>0.03285509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85962" calcext:value-type="float">
            <text:p>0.04385962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5078" calcext:value-type="float">
            <text:p>0.0528507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10826" calcext:value-type="float">
            <text:p>0.061082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54065" calcext:value-type="float">
            <text:p>0.07154065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83564" calcext:value-type="float">
            <text:p>0.0808356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73476" calcext:value-type="float">
            <text:p>0.0957347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790437" calcext:value-type="float">
            <text:p>0.10790437</text:p>
          </table:table-cell>
        </table:table-row>
        <table:table-row table:style-name="ro1">
          <table:table-cell office:value-type="float" office:value="18.91" calcext:value-type="float">
            <text:p>18.91</text:p>
          </table:table-cell>
          <table:table-cell office:value-type="float" office:value="600" calcext:value-type="float">
            <text:p>600</text:p>
          </table:table-cell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0.01107722" calcext:value-type="float">
            <text:p>0.01107722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0.0221739" calcext:value-type="float">
            <text:p>0.0221739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82363" calcext:value-type="float">
            <text:p>0.03282363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399999991" calcext:value-type="float">
            <text:p>0.0399999991</text:p>
          </table:table-cell>
          <table:table-cell office:value-type="float" office:value="0.04386098" calcext:value-type="float">
            <text:p>0.04386098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00000007" calcext:value-type="float">
            <text:p>0.0500000007</text:p>
          </table:table-cell>
          <table:table-cell office:value-type="float" office:value="0.0528015" calcext:value-type="float">
            <text:p>0.0528015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6098256" calcext:value-type="float">
            <text:p>0.06098256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00000003" calcext:value-type="float">
            <text:p>0.0700000003</text:p>
          </table:table-cell>
          <table:table-cell office:value-type="float" office:value="0.07158827" calcext:value-type="float">
            <text:p>0.07158827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799999982" calcext:value-type="float">
            <text:p>0.0799999982</text:p>
          </table:table-cell>
          <table:table-cell office:value-type="float" office:value="0.08089557" calcext:value-type="float">
            <text:p>0.08089557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586965" calcext:value-type="float">
            <text:p>0.09586965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000000015" calcext:value-type="float">
            <text:p>0.1000000015</text:p>
          </table:table-cell>
          <table:table-cell office:value-type="float" office:value="0.10824481" calcext:value-type="float">
            <text:p>0.10824481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"/>
          <table:table-cell office:value-type="float" office:value="-0.641839087" calcext:value-type="float">
            <text:p>-0.641839087</text:p>
          </table:table-cell>
          <table:table-cell office:value-type="float" office:value="0.0099999998" calcext:value-type="float">
            <text:p>0.0099999998</text:p>
          </table:table-cell>
          <table:table-cell table:formula="of:=(SUM([.E1:.E101]))/100" office:value-type="float" office:value="0.0110856693" calcext:value-type="float">
            <text:p>0.0110856693</text:p>
          </table:table-cell>
          <table:table-cell office:value-type="float" office:value="-1.2837587595" calcext:value-type="float">
            <text:p>-1.2837587595</text:p>
          </table:table-cell>
          <table:table-cell office:value-type="float" office:value="0.02" calcext:value-type="float">
            <text:p>0.02</text:p>
          </table:table-cell>
          <table:table-cell table:formula="of:=(SUM([.H1:.H101]))/100" office:value-type="float" office:value="0.0221267465" calcext:value-type="float">
            <text:p>0.0221267465</text:p>
          </table:table-cell>
          <table:table-cell office:value-type="float" office:value="-1.9258396626" calcext:value-type="float">
            <text:p>-1.9258396626</text:p>
          </table:table-cell>
          <table:table-cell office:value-type="float" office:value="0.03" calcext:value-type="float">
            <text:p>0.03</text:p>
          </table:table-cell>
          <table:table-cell table:formula="of:=(SUM([.K1:.K101]))/100" office:value-type="float" office:value="0.0329036637" calcext:value-type="float">
            <text:p>0.0329036637</text:p>
          </table:table-cell>
          <table:table-cell office:value-type="float" office:value="-2.5681626797" calcext:value-type="float">
            <text:p>-2.5681626797</text:p>
          </table:table-cell>
          <table:table-cell office:value-type="float" office:value="0.04" calcext:value-type="float">
            <text:p>0.04</text:p>
          </table:table-cell>
          <table:table-cell table:formula="of:=(SUM([.N1:.N101]))/100" office:value-type="float" office:value="0.0440056769" calcext:value-type="float">
            <text:p>0.0440056769</text:p>
          </table:table-cell>
          <table:table-cell office:value-type="float" office:value="-3.210808754" calcext:value-type="float">
            <text:p>-3.210808754</text:p>
          </table:table-cell>
          <table:table-cell office:value-type="float" office:value="0.05" calcext:value-type="float">
            <text:p>0.05</text:p>
          </table:table-cell>
          <table:table-cell table:formula="of:=(SUM([.Q1:.Q101]))/100" office:value-type="float" office:value="0.052838018" calcext:value-type="float">
            <text:p>0.052838018</text:p>
          </table:table-cell>
          <table:table-cell office:value-type="float" office:value="-3.8538594246" calcext:value-type="float">
            <text:p>-3.8538594246</text:p>
          </table:table-cell>
          <table:table-cell office:value-type="float" office:value="0.06" calcext:value-type="float">
            <text:p>0.06</text:p>
          </table:table-cell>
          <table:table-cell table:formula="of:=(SUM([.T1:.T101]))/100" office:value-type="float" office:value="0.0611089384000001" calcext:value-type="float">
            <text:p>0.0611089384</text:p>
          </table:table-cell>
          <table:table-cell office:value-type="float" office:value="-4.497396946" calcext:value-type="float">
            <text:p>-4.497396946</text:p>
          </table:table-cell>
          <table:table-cell office:value-type="float" office:value="0.07" calcext:value-type="float">
            <text:p>0.07</text:p>
          </table:table-cell>
          <table:table-cell table:formula="of:=(SUM([.W1:.W101]))/100" office:value-type="float" office:value="0.0716237696" calcext:value-type="float">
            <text:p>0.0716237696</text:p>
          </table:table-cell>
          <table:table-cell office:value-type="float" office:value="-5.1415028572" calcext:value-type="float">
            <text:p>-5.1415028572</text:p>
          </table:table-cell>
          <table:table-cell office:value-type="float" office:value="0.08" calcext:value-type="float">
            <text:p>0.08</text:p>
          </table:table-cell>
          <table:table-cell table:formula="of:=(SUM([.Z1:.Z101]))/100" office:value-type="float" office:value="0.080956724" calcext:value-type="float">
            <text:p>0.080956724</text:p>
          </table:table-cell>
          <table:table-cell office:value-type="float" office:value="-5.7862620354" calcext:value-type="float">
            <text:p>-5.7862620354</text:p>
          </table:table-cell>
          <table:table-cell office:value-type="float" office:value="0.09" calcext:value-type="float">
            <text:p>0.09</text:p>
          </table:table-cell>
          <table:table-cell table:formula="of:=(SUM([.AC1:.AC101]))/100" office:value-type="float" office:value="0.0956869116" calcext:value-type="float">
            <text:p>0.0956869116</text:p>
          </table:table-cell>
          <table:table-cell office:value-type="float" office:value="-6.4317564964" calcext:value-type="float">
            <text:p>-6.4317564964</text:p>
          </table:table-cell>
          <table:table-cell office:value-type="float" office:value="0.1" calcext:value-type="float">
            <text:p>0.1</text:p>
          </table:table-cell>
          <table:table-cell table:formula="of:=(SUM([.AF1:.AF101]))/100" office:value-type="float" office:value="0.1084994225" calcext:value-type="float">
            <text:p>0.10849942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9:41:11.431466474</meta:creation-date>
    <dc:date>2017-10-05T20:14:12.070616757</dc:date>
    <meta:editing-duration>PT33M2S</meta:editing-duration>
    <meta:editing-cycles>5</meta:editing-cycles>
    <meta:generator>LibreOffice/4.4.6.3$Linux_X86_64 LibreOffice_project/40m0$Build-3</meta:generator>
    <meta:document-statistic meta:table-count="1" meta:cell-count="3262" meta:object-count="0"/>
  </office:meta>
</office:document-meta>
</file>